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Carlito" fo:font-size="10pt" officeooo:rsid="0018999f" officeooo:paragraph-rsid="0018999f" style:font-size-asian="10pt" style:font-size-complex="10pt"/>
    </style:style>
    <style:style style:name="T1" style:family="text">
      <style:text-properties officeooo:rsid="001963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04 - UF1 – <text:span text:style-name="T1">A3</text:span></text:p>
      <text:p text:style-name="P1"/>
      <text:p text:style-name="P1">Fer una pàgina web amb: </text:p>
      <text:p text:style-name="P1">1. Un parell de paràgrafs i que el text que hi hagi en els paràgrafs tinguin lletres amb accents </text:p>
      <text:p text:style-name="P1">2. Una imatge amb el seu tamany natural </text:p>
      <text:p text:style-name="P1">3. Una imatge amb el seu tamany dividit per 2 </text:p>
      <text:p text:style-name="P1">4. Un enllaç a la pàgina web "http://www.w3schools.com/html/default.asp" </text:p>
      <text:p text:style-name="P1">5. Posar-li l'atribut title a un del paràgrafs amb el valor: hola "patata" John (de manera que quan posem el cursor del ratolí sobre el paràgraf sorti els text posat en el title). </text:p>
      <text:p text:style-name="P1">6. Posar &lt;meta charset="UTF-8"&gt; en el head perquè es visualitzin correctament les lletres amb accen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martinez </meta:initial-creator>
    <meta:creation-date>2015-10-26T16:33:00.320498356</meta:creation-date>
    <dc:date>2020-11-10T10:56:56.729660644</dc:date>
    <meta:editing-duration>PT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8" meta:word-count="102" meta:character-count="575" meta:non-whitespace-character-count="474"/>
  </office:meta>
</office:document-meta>
</file>